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982.63pt" svg:y="1395.18pt">
            <draw:object draw:notify-on-update-of-ranges="Sheet1.C90:Sheet1.H90 Sheet1.C91:Sheet1.H91 Sheet1.C92:Sheet1.H92 Sheet1.C93:Sheet1.H93 Sheet1.C94:Sheet1.H94 Sheet1.C95:Sheet1.H95 Sheet1.C96:Sheet1.H96 Sheet1.C97:Sheet1.H97 Sheet1.C98:Sheet1.H98 Sheet1.C99:Sheet1.H99 Sheet1.C100:Sheet1.H100 Sheet1.C101:Sheet1.H101 Sheet1.C102:Sheet1.H102 Sheet1.C103:Sheet1.H103 Sheet1.C104:Sheet1.H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972.48pt" svg:y="1400.46pt">
            <draw:object draw:notify-on-update-of-ranges="Sheet1.C91:Sheet1.C104 Sheet1.D91:Sheet1.D104 Sheet1.E91:Sheet1.E104 Sheet1.F91:Sheet1.F104 Sheet1.G91:Sheet1.G104 Sheet1.H91:Sheet1.H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80.79pt" svg:y="1414.57pt">
            <draw:object draw:notify-on-update-of-ranges="Sheet1.C92:Sheet1.C104 Sheet1.D92:Sheet1.D104 Sheet1.E92:Sheet1.E104 Sheet1.F92:Sheet1.F104 Sheet1.G91:Sheet1.G91 Sheet1.G92:Sheet1.G104 Sheet1.H91:Sheet1.H91 Sheet1.H92:Sheet1.H10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87.05pt" svg:y="1410.83pt">
            <draw:object draw:notify-on-update-of-ranges="Sheet1.C91:Sheet1.C104 Sheet1.D91:Sheet1.D104 Sheet1.E91:Sheet1.E104 Sheet1.F91:Sheet1.F104 Sheet1.G91:Sheet1.G104 Sheet1.H91:Sheet1.H10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969.11pt" svg:y="1411.6pt">
            <draw:object draw:notify-on-update-of-ranges="Sheet1.D91:Sheet1.D104 Sheet1.E91:Sheet1.E104 Sheet1.F91:Sheet1.F104 Sheet1.G91:Sheet1.G104 Sheet1.H91:Sheet1.H10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81.58pt" svg:y="1129.21pt">
            <draw:object draw:notify-on-update-of-ranges="Sheet1.C91:Sheet1.C104 Sheet1.D90:Sheet1.D90 Sheet1.D91:Sheet1.D104 Sheet1.E90:Sheet1.E90 Sheet1.E91:Sheet1.E104 Sheet1.F90:Sheet1.F90 Sheet1.F91:Sheet1.F104 Sheet1.G90:Sheet1.G90 Sheet1.G91:Sheet1.G104 Sheet1.H90:Sheet1.H90 Sheet1.H91:Sheet1.H10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74.7pt" svg:height="323.26pt" svg:x="222.97pt" svg:y="1574.59pt">
            <draw:object draw:notify-on-update-of-ranges="Sheet1.C106:Sheet1.C106 Sheet1.C107:Sheet1.C120 Sheet1.E106:Sheet1.E106 Sheet1.E107:Sheet1.E120 Sheet1.F106:Sheet1.F106 Sheet1.F107:Sheet1.F120 Sheet1.G106:Sheet1.G106 Sheet1.G107:Sheet1.G120 Sheet1.H106:Sheet1.H106 Sheet1.H107:Sheet1.H12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<text:s/>22.1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s/>21.7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<text:s/>8.1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<text:s/>8.5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s/>19.1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<text:s/>23.0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<text:s/>72.1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2" calcext:value-type="float">
            <text:p>2</text:p>
          </table:table-cell>
          <table:table-cell office:value-type="float" office:value="1.17" calcext:value-type="float">
            <text:p>1.17</text:p>
          </table:table-cell>
          <table:table-cell office:value-type="string" calcext:value-type="string">
            <text:p><text:s/>20.8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s/>22.1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s/>21.7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<text:s/>8.1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8.5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33.2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41.1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84.3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/>35.7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4" calcext:value-type="float">
            <text:p>4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47.3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/>58.7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4" calcext:value-type="float">
            <text:p>4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<text:s/>96.5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4" calcext:value-type="float">
            <text:p>4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51.2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5" calcext:value-type="float">
            <text:p>5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/>62.5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6" calcext:value-type="float">
            <text:p>6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6" calcext:value-type="float">
            <text:p>6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/>78.1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7" calcext:value-type="float">
            <text:p>7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/>93.8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8" calcext:value-type="float">
            <text:p>8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8" calcext:value-type="float">
            <text:p>8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109.2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126.4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9" calcext:value-type="float">
            <text:p>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/>150.2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9" calcext:value-type="float">
            <text:p>9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158.0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9" calcext:value-type="float">
            <text:p>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126.4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0" calcext:value-type="float">
            <text:p>10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<text:s/>144.2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10" calcext:value-type="float">
            <text:p>10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/>168.5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170.9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10" calcext:value-type="float">
            <text:p>10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142.4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1" calcext:value-type="float">
            <text:p>11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160.9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11" calcext:value-type="float">
            <text:p>11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/>185.5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182.0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11" calcext:value-type="float">
            <text:p>11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157.4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2" calcext:value-type="float">
            <text:p>12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2" calcext:value-type="float">
            <text:p>1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/>178.0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12" calcext:value-type="float">
            <text:p>1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/>202.8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12" calcext:value-type="float">
            <text:p>1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194.1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12" calcext:value-type="float">
            <text:p>12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172.8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3" calcext:value-type="float">
            <text:p>1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197.3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13" calcext:value-type="float">
            <text:p>13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222.2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13" calcext:value-type="float">
            <text:p>1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206.2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13" calcext:value-type="float">
            <text:p>13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188.2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4" calcext:value-type="float">
            <text:p>14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216.3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14" calcext:value-type="float">
            <text:p>14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/>240.5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14" calcext:value-type="float">
            <text:p>14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/>218.5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14" calcext:value-type="float">
            <text:p>14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203.5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/>233.0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15" calcext:value-type="float">
            <text:p>1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/>258.5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15" calcext:value-type="float">
            <text:p>15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230.6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15" calcext:value-type="float">
            <text:p>15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218.9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6" calcext:value-type="float">
            <text:p>1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251.1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16" calcext:value-type="float">
            <text:p>1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276.9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242.8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/>234.2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7" calcext:value-type="float">
            <text:p>17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<text:s/>277.2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17" calcext:value-type="float">
            <text:p>17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/>297.8k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pmapsum1 </text:p>
          </table:table-cell>
          <table:table-cell office:value-type="float" office:value="17" calcext:value-type="float">
            <text:p>1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255.2k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pmapsum2 </text:p>
          </table:table-cell>
          <table:table-cell office:value-type="float" office:value="17" calcext:value-type="float">
            <text:p>17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/>255.8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8" calcext:value-type="float">
            <text:p>18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8" calcext:value-type="float">
            <text:p>18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290.8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19" calcext:value-type="float">
            <text:p>19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19" calcext:value-type="float">
            <text:p>19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<text:s/>299.3k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imple loop </text:p>
          </table:table-cell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<text:s/>208b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</text:p>
          </table:table-cell>
          <table:table-cell office:value-type="float" office:value="24" calcext:value-type="float">
            <text:p>2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<text:s/>343.6k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apreduce </text:p>
          </table:table-cell>
          <table:table-cell office:value-type="float" office:value="24" calcext:value-type="float">
            <text:p>24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<text:s/>347.6k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Verfahren zur Berechnu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sequenzielle Berechnung</text:p>
          </table:table-cell>
          <table:table-cell/>
          <table:table-cell table:formula="of:=([.D1]+[.D10])/2" office:value-type="float" office:value="1.145" calcext:value-type="float">
            <text:p>1.145</text:p>
          </table:table-cell>
          <table:table-cell table:formula="of:=[.D6]" office:value-type="float" office:value="1.12" calcext:value-type="float">
            <text:p>1.12</text:p>
          </table:table-cell>
          <table:table-cell table:formula="of:=[.D16]" office:value-type="float" office:value="1.1" calcext:value-type="float">
            <text:p>1.1</text:p>
          </table:table-cell>
          <table:table-cell table:formula="of:=[.D21]" office:value-type="float" office:value="1.1" calcext:value-type="float">
            <text:p>1.1</text:p>
          </table:table-cell>
          <table:table-cell table:number-columns-repeated="16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office:value-type="float" office:value="1.13" calcext:value-type="float">
            <text:p>1.13</text:p>
          </table:table-cell>
          <table:table-cell office:value-type="float" office:value="1.11" calcext:value-type="float">
            <text:p>1.11</text:p>
          </table:table-cell>
          <table:table-cell office:value-type="float" office:value="1.15" calcext:value-type="float">
            <text:p>1.1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office:value-type="float" office:value="1.32" calcext:value-type="float">
            <text:p>1.32</text:p>
          </table:table-cell>
          <table:table-cell office:value-type="float" office:value="1.17" calcext:value-type="float">
            <text:p>1.1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.73" calcext:value-type="float">
            <text:p>0.73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0.65" calcext:value-type="float">
            <text:p>0.65</text:p>
          </table:table-cell>
          <table:table-cell office:value-type="float" office:value="0.63" calcext:value-type="float">
            <text:p>0.63</text:p>
          </table:table-cell>
          <table:table-cell office:value-type="float" office:value="0.67" calcext:value-type="float">
            <text:p>0.67</text:p>
          </table:table-cell>
          <table:table-cell office:value-type="float" office:value="0.58" calcext:value-type="float">
            <text:p>0.5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36" calcext:value-type="float">
            <text:p>0.36</text:p>
          </table:table-cell>
          <table:table-cell office:value-type="float" office:value="0.31" calcext:value-type="float">
            <text:p>0.3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12" calcext:value-type="float">
            <text:p>1.12</text:p>
          </table:table-cell>
          <table:table-cell office:value-type="float" office:value="0.92" calcext:value-type="float">
            <text:p>0.92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office:value-type="float" office:value="0.34" calcext:value-type="float">
            <text:p>0.3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1" calcext:value-type="float">
            <text:p>1.1</text:p>
          </table:table-cell>
          <table:table-cell office:value-type="float" office:value="0.73" calcext:value-type="float">
            <text:p>0.73</text:p>
          </table:table-cell>
          <table:table-cell office:value-type="float" office:value="0.71" calcext:value-type="float">
            <text:p>0.71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11" calcext:value-type="float">
            <text:p>1.11</text:p>
          </table:table-cell>
          <table:table-cell office:value-type="float" office:value="0.68" calcext:value-type="float">
            <text:p>0.68</text:p>
          </table:table-cell>
          <table:table-cell office:value-type="float" office:value="0.77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0.66" calcext:value-type="float">
            <text:p>0.66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.12" calcext:value-type="float">
            <text:p>1.12</text:p>
          </table:table-cell>
          <table:table-cell office:value-type="float" office:value="0.75" calcext:value-type="float">
            <text:p>0.75</text:p>
          </table:table-cell>
          <table:table-cell office:value-type="float" office:value="0.68" calcext:value-type="float">
            <text:p>0.68</text:p>
          </table:table-cell>
          <table:table-cell office:value-type="float" office:value="0.34" calcext:value-type="float">
            <text:p>0.34</text:p>
          </table:table-cell>
          <table:table-cell office:value-type="float" office:value="0.39" calcext:value-type="float">
            <text:p>0.3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0.69" calcext:value-type="float">
            <text:p>0.69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.1" calcext:value-type="float">
            <text:p>1.1</text:p>
          </table:table-cell>
          <table:table-cell office:value-type="float" office:value="0.82" calcext:value-type="float">
            <text:p>0.82</text:p>
          </table:table-cell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.1" calcext:value-type="float">
            <text:p>1.1</text:p>
          </table:table-cell>
          <table:table-cell office:value-type="float" office:value="0.82" calcext:value-type="float">
            <text:p>0.82</text:p>
          </table:table-cell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.1" calcext:value-type="float">
            <text:p>1.1</text:p>
          </table:table-cell>
          <table:table-cell office:value-type="float" office:value="1.05" calcext:value-type="float">
            <text:p>1.05</text:p>
          </table:table-cell>
          <table:table-cell office:value-type="float" office:value="1.13" calcext:value-type="float">
            <text:p>1.13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"/>
          <table:table-cell office:value-type="string" calcext:value-type="string">
            <text:p>Kerne</text:p>
          </table:table-cell>
          <table:table-cell office:value-type="string" calcext:value-type="string">
            <text:p>Sequenziell</text:p>
          </table:table-cell>
          <table:table-cell office:value-type="string" calcext:value-type="string">
            <text:p>@parallel</text:p>
          </table:table-cell>
          <table:table-cell office:value-type="string" calcext:value-type="string">
            <text:p>@parallel (+)</text:p>
          </table:table-cell>
          <table:table-cell office:value-type="string" calcext:value-type="string">
            <text:p>Pmap() ohne Batchsize</text:p>
          </table:table-cell>
          <table:table-cell office:value-type="string" calcext:value-type="string">
            <text:p>Pmap() mit Batchsize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91]/[.D91]" office:value-type="float" office:value="1" calcext:value-type="float">
            <text:p>1</text:p>
          </table:table-cell>
          <table:table-cell table:formula="of:=[.E91]/[.D91]" office:value-type="float" office:value="1" calcext:value-type="float">
            <text:p>1</text:p>
          </table:table-cell>
          <table:table-cell table:formula="of:=[.F91]/[.D91]" office:value-type="float" office:value="1.00892857142857" calcext:value-type="float">
            <text:p>1.00892857142857</text:p>
          </table:table-cell>
          <table:table-cell table:formula="of:=[.G91]/[.D91]" office:value-type="float" office:value="0.991071428571429" calcext:value-type="float">
            <text:p>0.991071428571429</text:p>
          </table:table-cell>
          <table:table-cell table:formula="of:=[.H91]/[.D91]" office:value-type="float" office:value="1.02678571428571" calcext:value-type="float">
            <text:p>1.0267857142857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92]/[.D92]" office:value-type="float" office:value="1" calcext:value-type="float">
            <text:p>1</text:p>
          </table:table-cell>
          <table:table-cell table:formula="of:=[.E92]/[.D92]" office:value-type="float" office:value="1.00892857142857" calcext:value-type="float">
            <text:p>1.00892857142857</text:p>
          </table:table-cell>
          <table:table-cell table:formula="of:=[.F92]/[.D92]" office:value-type="float" office:value="1.01785714285714" calcext:value-type="float">
            <text:p>1.01785714285714</text:p>
          </table:table-cell>
          <table:table-cell table:formula="of:=[.G92]/[.D92]" office:value-type="float" office:value="1.17857142857143" calcext:value-type="float">
            <text:p>1.17857142857143</text:p>
          </table:table-cell>
          <table:table-cell table:formula="of:=[.H92]/[.D92]" office:value-type="float" office:value="1.04464285714286" calcext:value-type="float">
            <text:p>1.0446428571428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93]/[.D93]" office:value-type="float" office:value="1" calcext:value-type="float">
            <text:p>1</text:p>
          </table:table-cell>
          <table:table-cell table:formula="of:=[.E93]/[.D93]" office:value-type="float" office:value="0.663636363636364" calcext:value-type="float">
            <text:p>0.663636363636364</text:p>
          </table:table-cell>
          <table:table-cell table:formula="of:=[.F93]/[.D93]" office:value-type="float" office:value="0.663636363636364" calcext:value-type="float">
            <text:p>0.663636363636364</text:p>
          </table:table-cell>
          <table:table-cell table:formula="of:=[.G93]/[.D93]" office:value-type="float" office:value="0.727272727272727" calcext:value-type="float">
            <text:p>0.727272727272727</text:p>
          </table:table-cell>
          <table:table-cell table:formula="of:=[.H93]/[.D93]" office:value-type="float" office:value="0.636363636363636" calcext:value-type="float">
            <text:p>0.63636363636363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94]/[.D94]" office:value-type="float" office:value="1" calcext:value-type="float">
            <text:p>1</text:p>
          </table:table-cell>
          <table:table-cell table:formula="of:=[.E94]/[.D94]" office:value-type="float" office:value="0.590909090909091" calcext:value-type="float">
            <text:p>0.590909090909091</text:p>
          </table:table-cell>
          <table:table-cell table:formula="of:=[.F94]/[.D94]" office:value-type="float" office:value="0.572727272727273" calcext:value-type="float">
            <text:p>0.572727272727273</text:p>
          </table:table-cell>
          <table:table-cell table:formula="of:=[.G94]/[.D94]" office:value-type="float" office:value="0.609090909090909" calcext:value-type="float">
            <text:p>0.609090909090909</text:p>
          </table:table-cell>
          <table:table-cell table:formula="of:=[.H94]/[.D94]" office:value-type="float" office:value="0.527272727272727" calcext:value-type="float">
            <text:p>0.52727272727272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95]/[.D95]" office:value-type="float" office:value="1" calcext:value-type="float">
            <text:p>1</text:p>
          </table:table-cell>
          <table:table-cell table:formula="of:=[.E95]/[.D95]" office:value-type="float" office:value="0.454545454545455" calcext:value-type="float">
            <text:p>0.454545454545455</text:p>
          </table:table-cell>
          <table:table-cell table:formula="of:=[.F95]/[.D95]" office:value-type="float" office:value="0.545454545454546" calcext:value-type="float">
            <text:p>0.545454545454546</text:p>
          </table:table-cell>
          <table:table-cell table:formula="of:=[.G95]/[.D95]" office:value-type="float" office:value="0.327272727272727" calcext:value-type="float">
            <text:p>0.327272727272727</text:p>
          </table:table-cell>
          <table:table-cell table:formula="of:=[.H95]/[.D95]" office:value-type="float" office:value="0.281818181818182" calcext:value-type="float">
            <text:p>0.28181818181818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D96]/[.D96]" office:value-type="float" office:value="1" calcext:value-type="float">
            <text:p>1</text:p>
          </table:table-cell>
          <table:table-cell table:formula="of:=[.E96]/[.D96]" office:value-type="float" office:value="0.821428571428571" calcext:value-type="float">
            <text:p>0.821428571428571</text:p>
          </table:table-cell>
          <table:table-cell table:formula="of:=[.F96]/[.D96]" office:value-type="float" office:value="0.580357142857143" calcext:value-type="float">
            <text:p>0.580357142857143</text:p>
          </table:table-cell>
          <table:table-cell table:formula="of:=[.G96]/[.D96]" office:value-type="float" office:value="0.3125" calcext:value-type="float">
            <text:p>0.3125</text:p>
          </table:table-cell>
          <table:table-cell table:formula="of:=[.H96]/[.D96]" office:value-type="float" office:value="0.303571428571429" calcext:value-type="float">
            <text:p>0.30357142857142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97]/[.D97]" office:value-type="float" office:value="1" calcext:value-type="float">
            <text:p>1</text:p>
          </table:table-cell>
          <table:table-cell table:formula="of:=[.E97]/[.D97]" office:value-type="float" office:value="0.663636363636364" calcext:value-type="float">
            <text:p>0.663636363636364</text:p>
          </table:table-cell>
          <table:table-cell table:formula="of:=[.F97]/[.D97]" office:value-type="float" office:value="0.645454545454545" calcext:value-type="float">
            <text:p>0.645454545454545</text:p>
          </table:table-cell>
          <table:table-cell table:formula="of:=[.G97]/[.D97]" office:value-type="float" office:value="0.318181818181818" calcext:value-type="float">
            <text:p>0.318181818181818</text:p>
          </table:table-cell>
          <table:table-cell table:formula="of:=[.H97]/[.D97]" office:value-type="float" office:value="0.345454545454545" calcext:value-type="float">
            <text:p>0.34545454545454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98]/[.D98]" office:value-type="float" office:value="1" calcext:value-type="float">
            <text:p>1</text:p>
          </table:table-cell>
          <table:table-cell table:formula="of:=[.E98]/[.D98]" office:value-type="float" office:value="0.612612612612613" calcext:value-type="float">
            <text:p>0.612612612612613</text:p>
          </table:table-cell>
          <table:table-cell table:formula="of:=[.F98]/[.D98]" office:value-type="float" office:value="0.693693693693694" calcext:value-type="float">
            <text:p>0.693693693693694</text:p>
          </table:table-cell>
          <table:table-cell table:formula="of:=[.G98]/[.D98]" office:value-type="float" office:value="0.306306306306306" calcext:value-type="float">
            <text:p>0.306306306306306</text:p>
          </table:table-cell>
          <table:table-cell table:formula="of:=[.H98]/[.D98]" office:value-type="float" office:value="0.351351351351351" calcext:value-type="float">
            <text:p>0.35135135135135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99]/[.D99]" office:value-type="float" office:value="1" calcext:value-type="float">
            <text:p>1</text:p>
          </table:table-cell>
          <table:table-cell table:formula="of:=[.E99]/[.D99]" office:value-type="float" office:value="0.681818181818182" calcext:value-type="float">
            <text:p>0.681818181818182</text:p>
          </table:table-cell>
          <table:table-cell table:formula="of:=[.F99]/[.D99]" office:value-type="float" office:value="0.6" calcext:value-type="float">
            <text:p>0.6</text:p>
          </table:table-cell>
          <table:table-cell table:formula="of:=[.G99]/[.D99]" office:value-type="float" office:value="0.318181818181818" calcext:value-type="float">
            <text:p>0.318181818181818</text:p>
          </table:table-cell>
          <table:table-cell table:formula="of:=[.H99]/[.D99]" office:value-type="float" office:value="0.354545454545455" calcext:value-type="float">
            <text:p>0.35454545454545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100]/[.D100]" office:value-type="float" office:value="1" calcext:value-type="float">
            <text:p>1</text:p>
          </table:table-cell>
          <table:table-cell table:formula="of:=[.E100]/[.D100]" office:value-type="float" office:value="0.669642857142857" calcext:value-type="float">
            <text:p>0.669642857142857</text:p>
          </table:table-cell>
          <table:table-cell table:formula="of:=[.F100]/[.D100]" office:value-type="float" office:value="0.607142857142857" calcext:value-type="float">
            <text:p>0.607142857142857</text:p>
          </table:table-cell>
          <table:table-cell table:formula="of:=[.G100]/[.D100]" office:value-type="float" office:value="0.303571428571429" calcext:value-type="float">
            <text:p>0.303571428571429</text:p>
          </table:table-cell>
          <table:table-cell table:formula="of:=[.H100]/[.D100]" office:value-type="float" office:value="0.348214285714286" calcext:value-type="float">
            <text:p>0.34821428571428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101]/[.D101]" office:value-type="float" office:value="1" calcext:value-type="float">
            <text:p>1</text:p>
          </table:table-cell>
          <table:table-cell table:formula="of:=[.E101]/[.D101]" office:value-type="float" office:value="0.727272727272727" calcext:value-type="float">
            <text:p>0.727272727272727</text:p>
          </table:table-cell>
          <table:table-cell table:formula="of:=[.F101]/[.D101]" office:value-type="float" office:value="0.627272727272727" calcext:value-type="float">
            <text:p>0.627272727272727</text:p>
          </table:table-cell>
          <table:table-cell table:formula="of:=[.G101]/[.D101]" office:value-type="float" office:value="0.3" calcext:value-type="float">
            <text:p>0.3</text:p>
          </table:table-cell>
          <table:table-cell table:formula="of:=[.H101]/[.D101]" office:value-type="float" office:value="0.345454545454545" calcext:value-type="float">
            <text:p>0.34545454545454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102]/[.D102]" office:value-type="float" office:value="1" calcext:value-type="float">
            <text:p>1</text:p>
          </table:table-cell>
          <table:table-cell table:formula="of:=[.E102]/[.D102]" office:value-type="float" office:value="0.745454545454545" calcext:value-type="float">
            <text:p>0.745454545454545</text:p>
          </table:table-cell>
          <table:table-cell table:formula="of:=[.F102]/[.D102]" office:value-type="float" office:value="0.654545454545454" calcext:value-type="float">
            <text:p>0.654545454545454</text:p>
          </table:table-cell>
          <table:table-cell table:formula="of:=[.G102]/[.D102]" office:value-type="float" office:value="0.318181818181818" calcext:value-type="float">
            <text:p>0.318181818181818</text:p>
          </table:table-cell>
          <table:table-cell table:formula="of:=[.H102]/[.D102]" office:value-type="float" office:value="0.363636363636364" calcext:value-type="float">
            <text:p>0.36363636363636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103]/[.D103]" office:value-type="float" office:value="1" calcext:value-type="float">
            <text:p>1</text:p>
          </table:table-cell>
          <table:table-cell table:formula="of:=[.E103]/[.D103]" office:value-type="float" office:value="0.745454545454545" calcext:value-type="float">
            <text:p>0.745454545454545</text:p>
          </table:table-cell>
          <table:table-cell table:formula="of:=[.F103]/[.D103]" office:value-type="float" office:value="0.681818181818182" calcext:value-type="float">
            <text:p>0.681818181818182</text:p>
          </table:table-cell>
          <table:table-cell table:formula="of:=[.G103]/[.D103]" office:value-type="float" office:value="0.318181818181818" calcext:value-type="float">
            <text:p>0.318181818181818</text:p>
          </table:table-cell>
          <table:table-cell table:formula="of:=[.H103]/[.D103]" office:value-type="float" office:value="0.336363636363636" calcext:value-type="float">
            <text:p>0.33636363636363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D104]/[.D104]" office:value-type="float" office:value="1" calcext:value-type="float">
            <text:p>1</text:p>
          </table:table-cell>
          <table:table-cell table:formula="of:=[.E104]/[.D104]" office:value-type="float" office:value="0.954545454545455" calcext:value-type="float">
            <text:p>0.954545454545455</text:p>
          </table:table-cell>
          <table:table-cell table:formula="of:=[.F104]/[.D104]" office:value-type="float" office:value="1.02727272727273" calcext:value-type="float">
            <text:p>1.02727272727273</text:p>
          </table:table-cell>
          <table:table-cell table:formula="of:=[.G104]/[.D104]" office:value-type="float" office:value="0.309090909090909" calcext:value-type="float">
            <text:p>0.309090909090909</text:p>
          </table:table-cell>
          <table:table-cell table:formula="of:=[.H104]/[.D104]" office:value-type="float" office:value="0.318181818181818" calcext:value-type="float">
            <text:p>0.31818181818181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9:10:29.939137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22:22:23.340003815</meta:creation-date>
    <dc:date>2018-06-28T19:16:50.328375249</dc:date>
    <meta:editing-duration>PT8M50S</meta:editing-duration>
    <meta:editing-cycles>3</meta:editing-cycles>
    <meta:generator>LibreOffice/6.0.3.2$Linux_X86_64 LibreOffice_project/00m0$Build-2</meta:generator>
    <meta:document-statistic meta:table-count="1" meta:cell-count="63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plot-area chart:style-name="ch2" table:cell-range-address="Sheet1.C90:Sheet1.H104" chart:data-source-has-labels="both" svg:x="0.044cm" svg:y="1.423cm" svg:width="15.359cm" svg:height="7.953cm">
          <chartooo:coordinate-region svg:x="0.665cm" svg:y="1.583cm" svg:width="14.738cm" svg:height="5.466cm"/>
          <chart:axis chart:dimension="x" chart:name="primary-x" chart:style-name="ch3" chartooo:axis-type="auto">
            <chartooo:date-scale/>
            <chart:categories table:cell-range-address="Sheet1.C90:Sheet1.H9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91:Sheet1.H91" loext:label-string="eins" chart:class="chart:bar">
            <chart:data-point chart:repeated="6"/>
          </chart:series>
          <chart:series chart:style-name="ch7" chart:values-cell-range-address="Sheet1.C92:Sheet1.H92" chart:class="chart:bar">
            <chart:data-point chart:repeated="6"/>
          </chart:series>
          <chart:series chart:style-name="ch8" chart:values-cell-range-address="Sheet1.C93:Sheet1.H93" chart:class="chart:bar">
            <chart:data-point chart:repeated="6"/>
          </chart:series>
          <chart:series chart:style-name="ch9" chart:values-cell-range-address="Sheet1.C94:Sheet1.H94" chart:class="chart:bar">
            <chart:data-point chart:repeated="6"/>
          </chart:series>
          <chart:series chart:style-name="ch10" chart:values-cell-range-address="Sheet1.C95:Sheet1.H95" chart:class="chart:bar">
            <chart:data-point chart:repeated="6"/>
          </chart:series>
          <chart:series chart:style-name="ch11" chart:values-cell-range-address="Sheet1.C96:Sheet1.H96" chart:class="chart:bar">
            <chart:data-point chart:repeated="6"/>
          </chart:series>
          <chart:series chart:style-name="ch12" chart:values-cell-range-address="Sheet1.C97:Sheet1.H97" chart:class="chart:bar">
            <chart:data-point chart:repeated="6"/>
          </chart:series>
          <chart:series chart:style-name="ch13" chart:values-cell-range-address="Sheet1.C98:Sheet1.H98" chart:class="chart:bar">
            <chart:data-point chart:repeated="6"/>
          </chart:series>
          <chart:series chart:style-name="ch14" chart:values-cell-range-address="Sheet1.C99:Sheet1.H99" chart:class="chart:bar">
            <chart:data-point chart:repeated="6"/>
          </chart:series>
          <chart:series chart:style-name="ch15" chart:values-cell-range-address="Sheet1.C100:Sheet1.H100" chart:class="chart:bar">
            <chart:data-point chart:repeated="6"/>
          </chart:series>
          <chart:series chart:style-name="ch16" chart:values-cell-range-address="Sheet1.C101:Sheet1.H101" chart:class="chart:bar">
            <chart:data-point chart:repeated="6"/>
          </chart:series>
          <chart:series chart:style-name="ch17" chart:values-cell-range-address="Sheet1.C102:Sheet1.H102" chart:class="chart:bar">
            <chart:data-point chart:repeated="6"/>
          </chart:series>
          <chart:series chart:style-name="ch6" chart:values-cell-range-address="Sheet1.C103:Sheet1.H103" chart:class="chart:bar">
            <chart:data-point chart:repeated="6"/>
          </chart:series>
          <chart:series chart:style-name="ch7" chart:values-cell-range-address="Sheet1.C104:Sheet1.H104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ins</text:p>
              </table:table-cell>
              <table:table-cell office:value-type="string">
                <text:p>Row 92</text:p>
              </table:table-cell>
              <table:table-cell office:value-type="string">
                <text:p>Row 93</text:p>
              </table:table-cell>
              <table:table-cell office:value-type="string">
                <text:p>Row 94</text:p>
              </table:table-cell>
              <table:table-cell office:value-type="string">
                <text:p>Row 95</text:p>
              </table:table-cell>
              <table:table-cell office:value-type="string">
                <text:p>Row 96</text:p>
              </table:table-cell>
              <table:table-cell office:value-type="string">
                <text:p>Row 97</text:p>
              </table:table-cell>
              <table:table-cell office:value-type="string">
                <text:p>Row 98</text:p>
              </table:table-cell>
              <table:table-cell office:value-type="string">
                <text:p>Row 99</text:p>
              </table:table-cell>
              <table:table-cell office:value-type="string">
                <text:p>Row 100</text:p>
              </table:table-cell>
              <table:table-cell office:value-type="string">
                <text:p>Row 101</text:p>
              </table:table-cell>
              <table:table-cell office:value-type="string">
                <text:p>Row 102</text:p>
              </table:table-cell>
              <table:table-cell office:value-type="string">
                <text:p>Row 103</text:p>
              </table:table-cell>
              <table:table-cell office:value-type="string">
                <text:p>Row 104</text:p>
              </table:table-cell>
            </table:table-row>
          </table:table-header-rows>
          <table:table-rows>
            <table:table-row>
              <table:table-cell office:value-type="string">
                <text:p>Kerne</text:p>
                <draw:g>
                  <svg:desc>Sheet1.C90:Sheet1.H90</svg:desc>
                </draw:g>
              </table:table-cell>
              <table:table-cell office:value-type="float" office:value="1">
                <text:p>1</text:p>
                <draw:g>
                  <svg:desc>Sheet1.C91:Sheet1.H91</svg:desc>
                </draw:g>
              </table:table-cell>
              <table:table-cell office:value-type="float" office:value="2">
                <text:p>2</text:p>
                <draw:g>
                  <svg:desc>Sheet1.C92:Sheet1.H92</svg:desc>
                </draw:g>
              </table:table-cell>
              <table:table-cell office:value-type="float" office:value="3">
                <text:p>3</text:p>
                <draw:g>
                  <svg:desc>Sheet1.C93:Sheet1.H93</svg:desc>
                </draw:g>
              </table:table-cell>
              <table:table-cell office:value-type="float" office:value="4">
                <text:p>4</text:p>
                <draw:g>
                  <svg:desc>Sheet1.C94:Sheet1.H94</svg:desc>
                </draw:g>
              </table:table-cell>
              <table:table-cell office:value-type="float" office:value="9">
                <text:p>9</text:p>
                <draw:g>
                  <svg:desc>Sheet1.C95:Sheet1.H95</svg:desc>
                </draw:g>
              </table:table-cell>
              <table:table-cell office:value-type="float" office:value="10">
                <text:p>10</text:p>
                <draw:g>
                  <svg:desc>Sheet1.C96:Sheet1.H96</svg:desc>
                </draw:g>
              </table:table-cell>
              <table:table-cell office:value-type="float" office:value="11">
                <text:p>11</text:p>
                <draw:g>
                  <svg:desc>Sheet1.C97:Sheet1.H97</svg:desc>
                </draw:g>
              </table:table-cell>
              <table:table-cell office:value-type="float" office:value="12">
                <text:p>12</text:p>
                <draw:g>
                  <svg:desc>Sheet1.C98:Sheet1.H98</svg:desc>
                </draw:g>
              </table:table-cell>
              <table:table-cell office:value-type="float" office:value="13">
                <text:p>13</text:p>
                <draw:g>
                  <svg:desc>Sheet1.C99:Sheet1.H99</svg:desc>
                </draw:g>
              </table:table-cell>
              <table:table-cell office:value-type="float" office:value="14">
                <text:p>14</text:p>
                <draw:g>
                  <svg:desc>Sheet1.C100:Sheet1.H100</svg:desc>
                </draw:g>
              </table:table-cell>
              <table:table-cell office:value-type="float" office:value="15">
                <text:p>15</text:p>
                <draw:g>
                  <svg:desc>Sheet1.C101:Sheet1.H101</svg:desc>
                </draw:g>
              </table:table-cell>
              <table:table-cell office:value-type="float" office:value="16">
                <text:p>16</text:p>
                <draw:g>
                  <svg:desc>Sheet1.C102:Sheet1.H102</svg:desc>
                </draw:g>
              </table:table-cell>
              <table:table-cell office:value-type="float" office:value="17">
                <text:p>17</text:p>
                <draw:g>
                  <svg:desc>Sheet1.C103:Sheet1.H103</svg:desc>
                </draw:g>
              </table:table-cell>
              <table:table-cell office:value-type="float" office:value="24">
                <text:p>24</text:p>
                <draw:g>
                  <svg:desc>Sheet1.C104:Sheet1.H104</svg:desc>
                </draw:g>
              </table:table-cell>
            </table:table-row>
            <table:table-row>
              <table:table-cell office:value-type="string">
                <text:p>Sequenziell</text:p>
              </table:table-cell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2">
                <text:p>1.12</text:p>
              </table:table-cell>
              <table:table-cell office:value-type="float" office:value="1.1">
                <text:p>1.1</text:p>
              </table:table-cell>
              <table:table-cell office:value-type="float" office:value="1.11">
                <text:p>1.11</text:p>
              </table:table-cell>
              <table:table-cell office:value-type="float" office:value="1.1">
                <text:p>1.1</text:p>
              </table:table-cell>
              <table:table-cell office:value-type="float" office:value="1.12">
                <text:p>1.12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@parallel</text:p>
              </table:table-cell>
              <table:table-cell office:value-type="float" office:value="1.12">
                <text:p>1.12</text:p>
              </table:table-cell>
              <table:table-cell office:value-type="float" office:value="1.13">
                <text:p>1.13</text:p>
              </table:table-cell>
              <table:table-cell office:value-type="float" office:value="0.73">
                <text:p>0.73</text:p>
              </table:table-cell>
              <table:table-cell office:value-type="float" office:value="0.65">
                <text:p>0.65</text:p>
              </table:table-cell>
              <table:table-cell office:value-type="float" office:value="0.5">
                <text:p>0.5</text:p>
              </table:table-cell>
              <table:table-cell office:value-type="float" office:value="0.92">
                <text:p>0.92</text:p>
              </table:table-cell>
              <table:table-cell office:value-type="float" office:value="0.73">
                <text:p>0.73</text:p>
              </table:table-cell>
              <table:table-cell office:value-type="float" office:value="0.68">
                <text:p>0.68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">
                <text:p>0.8</text:p>
              </table:table-cell>
              <table:table-cell office:value-type="float" office:value="0.82">
                <text:p>0.82</text:p>
              </table:table-cell>
              <table:table-cell office:value-type="float" office:value="0.82">
                <text:p>0.8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@parallel (+)</text:p>
              </table:table-cell>
              <table:table-cell office:value-type="float" office:value="1.13">
                <text:p>1.13</text:p>
              </table:table-cell>
              <table:table-cell office:value-type="float" office:value="1.14">
                <text:p>1.14</text:p>
              </table:table-cell>
              <table:table-cell office:value-type="float" office:value="0.73">
                <text:p>0.73</text:p>
              </table:table-cell>
              <table:table-cell office:value-type="float" office:value="0.63">
                <text:p>0.63</text:p>
              </table:table-cell>
              <table:table-cell office:value-type="float" office:value="0.6">
                <text:p>0.6</text:p>
              </table:table-cell>
              <table:table-cell office:value-type="float" office:value="0.65">
                <text:p>0.65</text:p>
              </table:table-cell>
              <table:table-cell office:value-type="float" office:value="0.71">
                <text:p>0.71</text:p>
              </table:table-cell>
              <table:table-cell office:value-type="float" office:value="0.77">
                <text:p>0.77</text:p>
              </table:table-cell>
              <table:table-cell office:value-type="float" office:value="0.66">
                <text:p>0.66</text:p>
              </table:table-cell>
              <table:table-cell office:value-type="float" office:value="0.68">
                <text:p>0.68</text:p>
              </table:table-cell>
              <table:table-cell office:value-type="float" office:value="0.69">
                <text:p>0.69</text:p>
              </table:table-cell>
              <table:table-cell office:value-type="float" office:value="0.72">
                <text:p>0.72</text:p>
              </table:table-cell>
              <table:table-cell office:value-type="float" office:value="0.75">
                <text:p>0.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Pmap() ohne Batchsize</text:p>
              </table:table-cell>
              <table:table-cell office:value-type="float" office:value="1.11">
                <text:p>1.11</text:p>
              </table:table-cell>
              <table:table-cell office:value-type="float" office:value="1.32">
                <text:p>1.32</text:p>
              </table:table-cell>
              <table:table-cell office:value-type="float" office:value="0.8">
                <text:p>0.8</text:p>
              </table:table-cell>
              <table:table-cell office:value-type="float" office:value="0.67">
                <text:p>0.67</text:p>
              </table:table-cell>
              <table:table-cell office:value-type="float" office:value="0.36">
                <text:p>0.36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  <table:table-cell office:value-type="float" office:value="0.33">
                <text:p>0.33</text:p>
              </table:table-cell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Pmap() mit Batchsize</text:p>
              </table:table-cell>
              <table:table-cell office:value-type="float" office:value="1.15">
                <text:p>1.15</text:p>
              </table:table-cell>
              <table:table-cell office:value-type="float" office:value="1.17">
                <text:p>1.17</text:p>
              </table:table-cell>
              <table:table-cell office:value-type="float" office:value="0.7">
                <text:p>0.7</text:p>
              </table:table-cell>
              <table:table-cell office:value-type="float" office:value="0.58">
                <text:p>0.58</text:p>
              </table:table-cell>
              <table:table-cell office:value-type="float" office:value="0.31">
                <text:p>0.31</text:p>
              </table:table-cell>
              <table:table-cell office:value-type="float" office:value="0.34">
                <text:p>0.34</text:p>
              </table:table-cell>
              <table:table-cell office:value-type="float" office:value="0.38">
                <text:p>0.38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708cm" svg:y="3.196cm" style:legend-expansion="high" chart:style-name="ch2"/>
        <chart:plot-area chart:style-name="ch3" table:cell-range-address="Sheet1.C91:Sheet1.H104" svg:x="0.782cm" svg:y="-0.159cm" svg:width="13.065cm" svg:height="8.641cm">
          <chartooo:coordinate-region svg:x="1.403cm" svg:y="0cm" svg:width="12.444cm" svg:height="7.9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91:Sheet1.C104" chart:class="chart:bar">
            <chart:data-point chart:repeated="14"/>
          </chart:series>
          <chart:series chart:style-name="ch8" chart:values-cell-range-address="Sheet1.D91:Sheet1.D104" chart:class="chart:bar">
            <chart:data-point chart:repeated="14"/>
          </chart:series>
          <chart:series chart:style-name="ch9" chart:values-cell-range-address="Sheet1.E91:Sheet1.E104" chart:class="chart:bar">
            <chart:data-point chart:repeated="14"/>
          </chart:series>
          <chart:series chart:style-name="ch10" chart:values-cell-range-address="Sheet1.F91:Sheet1.F104" chart:class="chart:bar">
            <chart:data-point chart:repeated="14"/>
          </chart:series>
          <chart:series chart:style-name="ch11" chart:values-cell-range-address="Sheet1.G91:Sheet1.G104" chart:class="chart:bar">
            <chart:data-point chart:repeated="14"/>
          </chart:series>
          <chart:series chart:style-name="ch12" chart:values-cell-range-address="Sheet1.H91:Sheet1.H104" chart:class="chart:ba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91:Sheet1.C104</svg:desc>
                </draw:g>
              </table:table-cell>
              <table:table-cell office:value-type="float" office:value="1.12">
                <text:p>1.12</text:p>
                <draw:g>
                  <svg:desc>Sheet1.D91:Sheet1.D104</svg:desc>
                </draw:g>
              </table:table-cell>
              <table:table-cell office:value-type="float" office:value="1.12">
                <text:p>1.12</text:p>
                <draw:g>
                  <svg:desc>Sheet1.E91:Sheet1.E104</svg:desc>
                </draw:g>
              </table:table-cell>
              <table:table-cell office:value-type="float" office:value="1.13">
                <text:p>1.13</text:p>
                <draw:g>
                  <svg:desc>Sheet1.F91:Sheet1.F104</svg:desc>
                </draw:g>
              </table:table-cell>
              <table:table-cell office:value-type="float" office:value="1.11">
                <text:p>1.11</text:p>
                <draw:g>
                  <svg:desc>Sheet1.G91:Sheet1.G104</svg:desc>
                </draw:g>
              </table:table-cell>
              <table:table-cell office:value-type="float" office:value="1.15">
                <text:p>1.15</text:p>
                <draw:g>
                  <svg:desc>Sheet1.H91:Sheet1.H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2">
                <text:p>1.12</text:p>
              </table:table-cell>
              <table:table-cell office:value-type="float" office:value="1.13">
                <text:p>1.13</text:p>
              </table:table-cell>
              <table:table-cell office:value-type="float" office:value="1.14">
                <text:p>1.14</text:p>
              </table:table-cell>
              <table:table-cell office:value-type="float" office:value="1.32">
                <text:p>1.3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0.92">
                <text:p>0.92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73">
                <text:p>0.73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.11">
                <text:p>1.11</text:p>
              </table:table-cell>
              <table:table-cell office:value-type="float" office:value="0.68">
                <text:p>0.68</text:p>
              </table:table-cell>
              <table:table-cell office:value-type="float" office:value="0.77">
                <text:p>0.77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0.75">
                <text:p>0.75</text:p>
              </table:table-cell>
              <table:table-cell office:value-type="float" office:value="0.66">
                <text:p>0.66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.12">
                <text:p>1.12</text:p>
              </table:table-cell>
              <table:table-cell office:value-type="float" office:value="0.75">
                <text:p>0.75</text:p>
              </table:table-cell>
              <table:table-cell office:value-type="float" office:value="0.68">
                <text:p>0.68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  <table:table-cell office:value-type="float" office:value="0.69">
                <text:p>0.69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72">
                <text:p>0.72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.1">
                <text:p>1.1</text:p>
              </table:table-cell>
              <table:table-cell office:value-type="float" office:value="1.05">
                <text:p>1.05</text:p>
              </table:table-cell>
              <table:table-cell office:value-type="float" office:value="1.13">
                <text:p>1.13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25cm" svg:y="3.402cm" style:legend-expansion="high" chart:style-name="ch2"/>
        <chart:plot-area chart:style-name="ch3" table:cell-range-address="Sheet1.C92:Sheet1.H104 Sheet1.G91:Sheet1.H91" chart:data-source-has-labels="both" svg:x="0.32cm" svg:y="0.18cm" svg:width="12.885cm" svg:height="8.64cm">
          <chartooo:coordinate-region svg:x="1.047cm" svg:y="0.34cm" svg:width="12.158cm" svg:height="7.912cm"/>
          <chart:axis chart:dimension="x" chart:name="primary-x" chart:style-name="ch4" chartooo:axis-type="auto">
            <chartooo:date-scale/>
            <chart:categories table:cell-range-address="Sheet1.C92:Sheet1.C10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92:Sheet1.D104" loext:label-string="sequenziell" chart:class="chart:bar">
            <chart:data-point chart:repeated="13"/>
          </chart:series>
          <chart:series chart:style-name="ch8" chart:values-cell-range-address="Sheet1.E92:Sheet1.E104" loext:label-string="parallel" chart:class="chart:bar">
            <chart:data-point chart:repeated="13"/>
          </chart:series>
          <chart:series chart:style-name="ch9" chart:values-cell-range-address="Sheet1.F92:Sheet1.F104" loext:label-string="reduce" chart:class="chart:bar">
            <chart:data-point chart:repeated="13"/>
          </chart:series>
          <chart:series chart:style-name="ch10" chart:values-cell-range-address="Sheet1.G92:Sheet1.G104" chart:label-cell-address="Sheet1.G91:Sheet1.G91" chart:class="chart:bar">
            <chart:data-point chart:repeated="13"/>
          </chart:series>
          <chart:series chart:style-name="ch11" chart:values-cell-range-address="Sheet1.H92:Sheet1.H104" chart:label-cell-address="Sheet1.H91:Sheet1.H9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ziell</text:p>
              </table:table-cell>
              <table:table-cell office:value-type="string">
                <text:p>parallel</text:p>
              </table:table-cell>
              <table:table-cell office:value-type="string">
                <text:p>reduce</text:p>
              </table:table-cell>
              <table:table-cell office:value-type="string">
                <text:p>1.11</text:p>
                <draw:g>
                  <svg:desc>Sheet1.G91:Sheet1.G91</svg:desc>
                </draw:g>
              </table:table-cell>
              <table:table-cell office:value-type="string">
                <text:p>1.15</text:p>
                <draw:g>
                  <svg:desc>Sheet1.H91:Sheet1.H9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C92:Sheet1.C104</svg:desc>
                </draw:g>
              </table:table-cell>
              <table:table-cell office:value-type="float" office:value="1.12">
                <text:p>1.12</text:p>
                <draw:g>
                  <svg:desc>Sheet1.D92:Sheet1.D104</svg:desc>
                </draw:g>
              </table:table-cell>
              <table:table-cell office:value-type="float" office:value="1.13">
                <text:p>1.13</text:p>
                <draw:g>
                  <svg:desc>Sheet1.E92:Sheet1.E104</svg:desc>
                </draw:g>
              </table:table-cell>
              <table:table-cell office:value-type="float" office:value="1.14">
                <text:p>1.14</text:p>
                <draw:g>
                  <svg:desc>Sheet1.F92:Sheet1.F104</svg:desc>
                </draw:g>
              </table:table-cell>
              <table:table-cell office:value-type="float" office:value="1.32">
                <text:p>1.32</text:p>
                <draw:g>
                  <svg:desc>Sheet1.G92:Sheet1.G104</svg:desc>
                </draw:g>
              </table:table-cell>
              <table:table-cell office:value-type="float" office:value="1.17">
                <text:p>1.17</text:p>
                <draw:g>
                  <svg:desc>Sheet1.H92:Sheet1.H10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0.92">
                <text:p>0.92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73">
                <text:p>0.73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1">
                <text:p>1.11</text:p>
              </table:table-cell>
              <table:table-cell office:value-type="float" office:value="0.68">
                <text:p>0.68</text:p>
              </table:table-cell>
              <table:table-cell office:value-type="float" office:value="0.77">
                <text:p>0.77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0.75">
                <text:p>0.75</text:p>
              </table:table-cell>
              <table:table-cell office:value-type="float" office:value="0.66">
                <text:p>0.66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12">
                <text:p>1.12</text:p>
              </table:table-cell>
              <table:table-cell office:value-type="float" office:value="0.75">
                <text:p>0.75</text:p>
              </table:table-cell>
              <table:table-cell office:value-type="float" office:value="0.68">
                <text:p>0.68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  <table:table-cell office:value-type="float" office:value="0.69">
                <text:p>0.69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72">
                <text:p>0.72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1">
                <text:p>1.1</text:p>
              </table:table-cell>
              <table:table-cell office:value-type="float" office:value="1.05">
                <text:p>1.05</text:p>
              </table:table-cell>
              <table:table-cell office:value-type="float" office:value="1.13">
                <text:p>1.13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5cm" chart:style-name="ch2">
          <text:p>Performanz von Julia für verschiedene Verfahren</text:p>
        </chart:title>
        <chart:subtitle svg:x="5.39cm" svg:y="1.196cm" chart:style-name="ch3">
          <text:p>lokal berechnet auf HP Omen</text:p>
        </chart:subtitle>
        <chart:legend chart:legend-position="end" svg:x="13.525cm" svg:y="3.193cm" style:legend-expansion="high" chart:style-name="ch4"/>
        <chart:plot-area chart:style-name="ch5" table:cell-range-address="Sheet1.C91:Sheet1.H104" chart:data-source-has-labels="row" svg:x="1.279cm" svg:y="1.979cm" svg:width="11.926cm" svg:height="5.912cm">
          <chartooo:coordinate-region svg:x="1.9cm" svg:y="2.139cm" svg:width="11.305cm" svg:height="5.184cm"/>
          <chart:axis chart:dimension="x" chart:name="primary-x" chart:style-name="ch6">
            <chart:title svg:x="5.968cm" svg:y="8.071cm" chart:style-name="ch7">
              <text:p>Zeit in Sekunden</text:p>
            </chart:title>
          </chart:axis>
          <chart:axis chart:dimension="y" chart:name="primary-y" chart:style-name="ch8">
            <chart:title svg:x="0.451cm" svg:y="6.289cm" chart:style-name="ch9">
              <text:p>Anzahl an Kernen</text:p>
            </chart:title>
            <chart:grid chart:style-name="ch10" chart:class="major"/>
          </chart:axis>
          <chart:series chart:style-name="ch11" chart:values-cell-range-address="Sheet1.C91:Sheet1.C104" loext:label-string="kerne" chart:class="chart:bar">
            <chart:data-point chart:repeated="14"/>
          </chart:series>
          <chart:series chart:style-name="ch12" chart:values-cell-range-address="Sheet1.D91:Sheet1.D104" loext:label-string="sequenziell" chart:class="chart:bar">
            <chart:data-point chart:repeated="14"/>
          </chart:series>
          <chart:series chart:style-name="ch13" chart:values-cell-range-address="Sheet1.E91:Sheet1.E104" loext:label-string="parallel" chart:class="chart:bar">
            <chart:data-point chart:repeated="14"/>
          </chart:series>
          <chart:series chart:style-name="ch14" chart:values-cell-range-address="Sheet1.F91:Sheet1.F104" loext:label-string="reduce" chart:class="chart:bar">
            <chart:data-point chart:repeated="14"/>
          </chart:series>
          <chart:series chart:style-name="ch15" chart:values-cell-range-address="Sheet1.G91:Sheet1.G104" loext:label-string="map_ohne" chart:class="chart:bar">
            <chart:data-point chart:repeated="14"/>
          </chart:series>
          <chart:series chart:style-name="ch16" chart:values-cell-range-address="Sheet1.H91:Sheet1.H104" loext:label-string="map_mit" chart:class="chart:bar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</text:p>
              </table:table-cell>
              <table:table-cell office:value-type="string">
                <text:p>sequenziell</text:p>
              </table:table-cell>
              <table:table-cell office:value-type="string">
                <text:p>parallel</text:p>
              </table:table-cell>
              <table:table-cell office:value-type="string">
                <text:p>reduce</text:p>
              </table:table-cell>
              <table:table-cell office:value-type="string">
                <text:p>map_ohne</text:p>
              </table:table-cell>
              <table:table-cell office:value-type="string">
                <text:p>map_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91:Sheet1.C104</svg:desc>
                </draw:g>
              </table:table-cell>
              <table:table-cell office:value-type="float" office:value="1.12">
                <text:p>1.12</text:p>
                <draw:g>
                  <svg:desc>Sheet1.D91:Sheet1.D104</svg:desc>
                </draw:g>
              </table:table-cell>
              <table:table-cell office:value-type="float" office:value="1.12">
                <text:p>1.12</text:p>
                <draw:g>
                  <svg:desc>Sheet1.E91:Sheet1.E104</svg:desc>
                </draw:g>
              </table:table-cell>
              <table:table-cell office:value-type="float" office:value="1.13">
                <text:p>1.13</text:p>
                <draw:g>
                  <svg:desc>Sheet1.F91:Sheet1.F104</svg:desc>
                </draw:g>
              </table:table-cell>
              <table:table-cell office:value-type="float" office:value="1.11">
                <text:p>1.11</text:p>
                <draw:g>
                  <svg:desc>Sheet1.G91:Sheet1.G104</svg:desc>
                </draw:g>
              </table:table-cell>
              <table:table-cell office:value-type="float" office:value="1.15">
                <text:p>1.15</text:p>
                <draw:g>
                  <svg:desc>Sheet1.H91:Sheet1.H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2">
                <text:p>1.12</text:p>
              </table:table-cell>
              <table:table-cell office:value-type="float" office:value="1.13">
                <text:p>1.13</text:p>
              </table:table-cell>
              <table:table-cell office:value-type="float" office:value="1.14">
                <text:p>1.14</text:p>
              </table:table-cell>
              <table:table-cell office:value-type="float" office:value="1.32">
                <text:p>1.3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0.92">
                <text:p>0.92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73">
                <text:p>0.73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.11">
                <text:p>1.11</text:p>
              </table:table-cell>
              <table:table-cell office:value-type="float" office:value="0.68">
                <text:p>0.68</text:p>
              </table:table-cell>
              <table:table-cell office:value-type="float" office:value="0.77">
                <text:p>0.77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0.75">
                <text:p>0.75</text:p>
              </table:table-cell>
              <table:table-cell office:value-type="float" office:value="0.66">
                <text:p>0.66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.12">
                <text:p>1.12</text:p>
              </table:table-cell>
              <table:table-cell office:value-type="float" office:value="0.75">
                <text:p>0.75</text:p>
              </table:table-cell>
              <table:table-cell office:value-type="float" office:value="0.68">
                <text:p>0.68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  <table:table-cell office:value-type="float" office:value="0.69">
                <text:p>0.69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72">
                <text:p>0.72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.1">
                <text:p>1.1</text:p>
              </table:table-cell>
              <table:table-cell office:value-type="float" office:value="1.05">
                <text:p>1.05</text:p>
              </table:table-cell>
              <table:table-cell office:value-type="float" office:value="1.13">
                <text:p>1.13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4cm" svg:y="0.394cm" chart:style-name="ch2">
          <text:p>Benchmarks in Julia mit verschiedenen Verfahren</text:p>
        </chart:title>
        <chart:subtitle svg:x="4.821cm" svg:y="1.196cm" chart:style-name="ch3">
          <text:p>berechnet lokal auf einem HP Omen</text:p>
        </chart:subtitle>
        <chart:legend chart:legend-position="end" svg:x="13.525cm" svg:y="3.402cm" style:legend-expansion="high" chart:style-name="ch4"/>
        <chart:plot-area chart:style-name="ch5" table:cell-range-address="Sheet1.D91:Sheet1.H104" chart:data-source-has-labels="row" svg:x="1.279cm" svg:y="1.979cm" svg:width="11.926cm" svg:height="5.912cm">
          <chartooo:coordinate-region svg:x="2.006cm" svg:y="2.139cm" svg:width="11.199cm" svg:height="5.184cm"/>
          <chart:axis chart:dimension="x" chart:name="primary-x" chart:style-name="ch6">
            <chart:title svg:x="6.206cm" svg:y="8.071cm" chart:style-name="ch7">
              <text:p>Anzahl Kerne</text:p>
            </chart:title>
          </chart:axis>
          <chart:axis chart:dimension="y" chart:name="primary-y" chart:style-name="ch8">
            <chart:title svg:x="0.451cm" svg:y="6.209cm" chart:style-name="ch9">
              <text:p>Zeit in Sekunden</text:p>
            </chart:title>
            <chart:grid chart:style-name="ch10" chart:class="major"/>
          </chart:axis>
          <chart:series chart:style-name="ch11" chart:values-cell-range-address="Sheet1.D91:Sheet1.D104" loext:label-string="sequenziell" chart:class="chart:bar">
            <chart:data-point chart:repeated="14"/>
          </chart:series>
          <chart:series chart:style-name="ch12" chart:values-cell-range-address="Sheet1.E91:Sheet1.E104" loext:label-string="parallel" chart:class="chart:bar">
            <chart:data-point chart:repeated="14"/>
          </chart:series>
          <chart:series chart:style-name="ch13" chart:values-cell-range-address="Sheet1.F91:Sheet1.F104" loext:label-string="reduce" chart:class="chart:bar">
            <chart:data-point chart:repeated="14"/>
          </chart:series>
          <chart:series chart:style-name="ch14" chart:values-cell-range-address="Sheet1.G91:Sheet1.G104" loext:label-string="map_ohne" chart:class="chart:bar">
            <chart:data-point chart:repeated="14"/>
          </chart:series>
          <chart:series chart:style-name="ch15" chart:values-cell-range-address="Sheet1.H91:Sheet1.H104" loext:label-string="map_mit" chart:class="chart:ba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ziell</text:p>
              </table:table-cell>
              <table:table-cell office:value-type="string">
                <text:p>parallel</text:p>
              </table:table-cell>
              <table:table-cell office:value-type="string">
                <text:p>reduce</text:p>
              </table:table-cell>
              <table:table-cell office:value-type="string">
                <text:p>map_ohne</text:p>
              </table:table-cell>
              <table:table-cell office:value-type="string">
                <text:p>map_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2">
                <text:p>1.12</text:p>
                <draw:g>
                  <svg:desc>Sheet1.D91:Sheet1.D104</svg:desc>
                </draw:g>
              </table:table-cell>
              <table:table-cell office:value-type="float" office:value="1.12">
                <text:p>1.12</text:p>
                <draw:g>
                  <svg:desc>Sheet1.E91:Sheet1.E104</svg:desc>
                </draw:g>
              </table:table-cell>
              <table:table-cell office:value-type="float" office:value="1.13">
                <text:p>1.13</text:p>
                <draw:g>
                  <svg:desc>Sheet1.F91:Sheet1.F104</svg:desc>
                </draw:g>
              </table:table-cell>
              <table:table-cell office:value-type="float" office:value="1.11">
                <text:p>1.11</text:p>
                <draw:g>
                  <svg:desc>Sheet1.G91:Sheet1.G104</svg:desc>
                </draw:g>
              </table:table-cell>
              <table:table-cell office:value-type="float" office:value="1.15">
                <text:p>1.15</text:p>
                <draw:g>
                  <svg:desc>Sheet1.H91:Sheet1.H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2">
                <text:p>1.12</text:p>
              </table:table-cell>
              <table:table-cell office:value-type="float" office:value="1.13">
                <text:p>1.13</text:p>
              </table:table-cell>
              <table:table-cell office:value-type="float" office:value="1.14">
                <text:p>1.14</text:p>
              </table:table-cell>
              <table:table-cell office:value-type="float" office:value="1.32">
                <text:p>1.3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2">
                <text:p>1.12</text:p>
              </table:table-cell>
              <table:table-cell office:value-type="float" office:value="0.92">
                <text:p>0.92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">
                <text:p>1.1</text:p>
              </table:table-cell>
              <table:table-cell office:value-type="float" office:value="0.73">
                <text:p>0.73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1">
                <text:p>1.11</text:p>
              </table:table-cell>
              <table:table-cell office:value-type="float" office:value="0.68">
                <text:p>0.68</text:p>
              </table:table-cell>
              <table:table-cell office:value-type="float" office:value="0.77">
                <text:p>0.77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0.75">
                <text:p>0.75</text:p>
              </table:table-cell>
              <table:table-cell office:value-type="float" office:value="0.66">
                <text:p>0.66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0.75">
                <text:p>0.75</text:p>
              </table:table-cell>
              <table:table-cell office:value-type="float" office:value="0.68">
                <text:p>0.68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  <table:table-cell office:value-type="float" office:value="0.69">
                <text:p>0.69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72">
                <text:p>0.72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">
                <text:p>1.1</text:p>
              </table:table-cell>
              <table:table-cell office:value-type="float" office:value="1.05">
                <text:p>1.05</text:p>
              </table:table-cell>
              <table:table-cell office:value-type="float" office:value="1.13">
                <text:p>1.13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54cm" svg:y="0.315cm" chart:style-name="ch2">
          <text:p>Benchmarks für verschiedene Verfahren in Julia</text:p>
        </chart:title>
        <chart:subtitle svg:x="5.085cm" svg:y="1.196cm" chart:style-name="ch3">
          <text:p>gut zu parallelisierendes Problem</text:p>
        </chart:subtitle>
        <chart:legend chart:legend-position="end" svg:x="11.647cm" svg:y="3.402cm" style:legend-expansion="high" chart:style-name="ch4"/>
        <chart:plot-area chart:style-name="ch5" table:cell-range-address="Sheet1.C91:Sheet1.H104 Sheet1.D90:Sheet1.H90" chart:data-source-has-labels="both" svg:x="1.279cm" svg:y="1.979cm" svg:width="10.048cm" svg:height="5.912cm">
          <chartooo:coordinate-region svg:x="2.006cm" svg:y="2.139cm" svg:width="9.321cm" svg:height="5.184cm"/>
          <chart:axis chart:dimension="x" chart:name="primary-x" chart:style-name="ch6" chartooo:axis-type="auto">
            <chartooo:date-scale/>
            <chart:title svg:x="5.267cm" svg:y="8.071cm" chart:style-name="ch7">
              <text:p>Anzahl Kerne</text:p>
            </chart:title>
            <chart:categories table:cell-range-address="Sheet1.C91:Sheet1.C104"/>
          </chart:axis>
          <chart:axis chart:dimension="y" chart:name="primary-y" chart:style-name="ch8">
            <chart:title svg:x="0.451cm" svg:y="6.209cm" chart:style-name="ch9">
              <text:p>Zeit in Sekunden</text:p>
            </chart:title>
            <chart:grid chart:style-name="ch10" chart:class="major"/>
          </chart:axis>
          <chart:series chart:style-name="ch11" chart:values-cell-range-address="Sheet1.D91:Sheet1.D104" chart:label-cell-address="Sheet1.D90:Sheet1.D90" chart:class="chart:bar">
            <chart:data-point chart:repeated="14"/>
          </chart:series>
          <chart:series chart:style-name="ch12" chart:values-cell-range-address="Sheet1.E91:Sheet1.E104" chart:label-cell-address="Sheet1.E90:Sheet1.E90" chart:class="chart:bar">
            <chart:data-point chart:repeated="14"/>
          </chart:series>
          <chart:series chart:style-name="ch13" chart:values-cell-range-address="Sheet1.F91:Sheet1.F104" chart:label-cell-address="Sheet1.F90:Sheet1.F90" chart:class="chart:bar">
            <chart:data-point chart:repeated="14"/>
          </chart:series>
          <chart:series chart:style-name="ch14" chart:values-cell-range-address="Sheet1.G91:Sheet1.G104" chart:label-cell-address="Sheet1.G90:Sheet1.G90" chart:class="chart:bar">
            <chart:data-point chart:repeated="14"/>
          </chart:series>
          <chart:series chart:style-name="ch15" chart:values-cell-range-address="Sheet1.H91:Sheet1.H104" chart:label-cell-address="Sheet1.H90:Sheet1.H90" chart:class="chart:bar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ziell</text:p>
                <draw:g>
                  <svg:desc>Sheet1.D90:Sheet1.D90</svg:desc>
                </draw:g>
              </table:table-cell>
              <table:table-cell office:value-type="string">
                <text:p>@parallel</text:p>
                <draw:g>
                  <svg:desc>Sheet1.E90:Sheet1.E90</svg:desc>
                </draw:g>
              </table:table-cell>
              <table:table-cell office:value-type="string">
                <text:p>@parallel (+)</text:p>
                <draw:g>
                  <svg:desc>Sheet1.F90:Sheet1.F90</svg:desc>
                </draw:g>
              </table:table-cell>
              <table:table-cell office:value-type="string">
                <text:p>Pmap() ohne Batchsize</text:p>
                <draw:g>
                  <svg:desc>Sheet1.G90:Sheet1.G90</svg:desc>
                </draw:g>
              </table:table-cell>
              <table:table-cell office:value-type="string">
                <text:p>Pmap() mit Batchsize</text:p>
                <draw:g>
                  <svg:desc>Sheet1.H90:Sheet1.H9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91:Sheet1.C104</svg:desc>
                </draw:g>
              </table:table-cell>
              <table:table-cell office:value-type="float" office:value="1.12">
                <text:p>1.12</text:p>
                <draw:g>
                  <svg:desc>Sheet1.D91:Sheet1.D104</svg:desc>
                </draw:g>
              </table:table-cell>
              <table:table-cell office:value-type="float" office:value="1.12">
                <text:p>1.12</text:p>
                <draw:g>
                  <svg:desc>Sheet1.E91:Sheet1.E104</svg:desc>
                </draw:g>
              </table:table-cell>
              <table:table-cell office:value-type="float" office:value="1.13">
                <text:p>1.13</text:p>
                <draw:g>
                  <svg:desc>Sheet1.F91:Sheet1.F104</svg:desc>
                </draw:g>
              </table:table-cell>
              <table:table-cell office:value-type="float" office:value="1.11">
                <text:p>1.11</text:p>
                <draw:g>
                  <svg:desc>Sheet1.G91:Sheet1.G104</svg:desc>
                </draw:g>
              </table:table-cell>
              <table:table-cell office:value-type="float" office:value="1.15">
                <text:p>1.15</text:p>
                <draw:g>
                  <svg:desc>Sheet1.H91:Sheet1.H10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2">
                <text:p>1.12</text:p>
              </table:table-cell>
              <table:table-cell office:value-type="float" office:value="1.13">
                <text:p>1.13</text:p>
              </table:table-cell>
              <table:table-cell office:value-type="float" office:value="1.14">
                <text:p>1.14</text:p>
              </table:table-cell>
              <table:table-cell office:value-type="float" office:value="1.32">
                <text:p>1.3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0.73">
                <text:p>0.73</text:p>
              </table:table-cell>
              <table:table-cell office:value-type="float" office:value="0.73">
                <text:p>0.73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36">
                <text:p>0.36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12">
                <text:p>1.12</text:p>
              </table:table-cell>
              <table:table-cell office:value-type="float" office:value="0.92">
                <text:p>0.92</text:p>
              </table:table-cell>
              <table:table-cell office:value-type="float" office:value="0.65">
                <text:p>0.65</text:p>
              </table:table-cell>
              <table:table-cell office:value-type="float" office:value="0.35">
                <text:p>0.3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1">
                <text:p>1.1</text:p>
              </table:table-cell>
              <table:table-cell office:value-type="float" office:value="0.73">
                <text:p>0.73</text:p>
              </table:table-cell>
              <table:table-cell office:value-type="float" office:value="0.71">
                <text:p>0.71</text:p>
              </table:table-cell>
              <table:table-cell office:value-type="float" office:value="0.35">
                <text:p>0.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11">
                <text:p>1.11</text:p>
              </table:table-cell>
              <table:table-cell office:value-type="float" office:value="0.68">
                <text:p>0.68</text:p>
              </table:table-cell>
              <table:table-cell office:value-type="float" office:value="0.77">
                <text:p>0.77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1">
                <text:p>1.1</text:p>
              </table:table-cell>
              <table:table-cell office:value-type="float" office:value="0.75">
                <text:p>0.75</text:p>
              </table:table-cell>
              <table:table-cell office:value-type="float" office:value="0.66">
                <text:p>0.66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12">
                <text:p>1.12</text:p>
              </table:table-cell>
              <table:table-cell office:value-type="float" office:value="0.75">
                <text:p>0.75</text:p>
              </table:table-cell>
              <table:table-cell office:value-type="float" office:value="0.68">
                <text:p>0.68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  <table:table-cell office:value-type="float" office:value="0.69">
                <text:p>0.69</text:p>
              </table:table-cell>
              <table:table-cell office:value-type="float" office:value="0.33">
                <text:p>0.3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72">
                <text:p>0.72</text:p>
              </table:table-cell>
              <table:table-cell office:value-type="float" office:value="0.35">
                <text:p>0.3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">
                <text:p>1.1</text:p>
              </table:table-cell>
              <table:table-cell office:value-type="float" office:value="0.82">
                <text:p>0.82</text:p>
              </table:table-cell>
              <table:table-cell office:value-type="float" office:value="0.75">
                <text:p>0.75</text:p>
              </table:table-cell>
              <table:table-cell office:value-type="float" office:value="0.35">
                <text:p>0.35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.1">
                <text:p>1.1</text:p>
              </table:table-cell>
              <table:table-cell office:value-type="float" office:value="1.05">
                <text:p>1.05</text:p>
              </table:table-cell>
              <table:table-cell office:value-type="float" office:value="1.13">
                <text:p>1.13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75cm" svg:height="11.405cm" xlink:href=".." xlink:type="simple" chart:class="chart:bar" chart:style-name="ch1">
        <chart:title svg:x="5.132cm" svg:y="0.363cm" chart:style-name="ch2">
          <text:p>Benchmarks in Julia mit verschiedenen Verfahren</text:p>
        </chart:title>
        <chart:subtitle svg:x="6.958cm" svg:y="1.292cm" chart:style-name="ch3">
          <text:p>berechnet lokal auf einem HP Omen</text:p>
        </chart:subtitle>
        <chart:legend chart:legend-position="end" svg:x="15.922cm" svg:y="4.814cm" style:legend-expansion="high" chart:style-name="ch4"/>
        <chart:plot-area chart:style-name="ch5" table:cell-range-address="Sheet1.C106:Sheet1.C120 Sheet1.E106:Sheet1.H120" chart:data-source-has-labels="both" svg:x="1.364cm" svg:y="2.123cm" svg:width="14.153cm" svg:height="8.125cm">
          <chartooo:coordinate-region svg:x="2.091cm" svg:y="2.284cm" svg:width="13.426cm" svg:height="7.396cm"/>
          <chart:axis chart:dimension="x" chart:name="primary-x" chart:style-name="ch6" chartooo:axis-type="auto">
            <chartooo:date-scale/>
            <chart:title svg:x="6.703cm" svg:y="10.476cm" chart:style-name="ch7">
              <text:p>Anzahl an Prozessoren</text:p>
            </chart:title>
            <chart:categories table:cell-range-address="Sheet1.C107:Sheet1.C120"/>
          </chart:axis>
          <chart:axis chart:dimension="y" chart:name="primary-y" chart:style-name="ch8">
            <chart:title svg:x="0.451cm" svg:y="10.185cm" chart:style-name="ch9">
              <text:p>Zeit in Abhängigkeit von der sequenziellen Performanz</text:p>
            </chart:title>
            <chart:grid chart:style-name="ch10" chart:class="major"/>
          </chart:axis>
          <chart:series chart:style-name="ch11" chart:values-cell-range-address="Sheet1.E107:Sheet1.E120" chart:label-cell-address="Sheet1.E106:Sheet1.E106" chart:class="chart:bar">
            <chart:data-point chart:repeated="14"/>
          </chart:series>
          <chart:series chart:style-name="ch12" chart:values-cell-range-address="Sheet1.F107:Sheet1.F120" chart:label-cell-address="Sheet1.F106:Sheet1.F106" chart:class="chart:bar">
            <chart:data-point chart:repeated="14"/>
          </chart:series>
          <chart:series chart:style-name="ch13" chart:values-cell-range-address="Sheet1.G107:Sheet1.G120" chart:label-cell-address="Sheet1.G106:Sheet1.G106" chart:class="chart:bar">
            <chart:data-point chart:repeated="14"/>
          </chart:series>
          <chart:series chart:style-name="ch14" chart:values-cell-range-address="Sheet1.H107:Sheet1.H120" chart:label-cell-address="Sheet1.H106:Sheet1.H106" chart:class="chart:bar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@parallel</text:p>
                <draw:g>
                  <svg:desc>Sheet1.E106:Sheet1.E106</svg:desc>
                </draw:g>
              </table:table-cell>
              <table:table-cell office:value-type="string">
                <text:p>@parallel (+)</text:p>
                <draw:g>
                  <svg:desc>Sheet1.F106:Sheet1.F106</svg:desc>
                </draw:g>
              </table:table-cell>
              <table:table-cell office:value-type="string">
                <text:p>Pmap() ohne Batchsize</text:p>
                <draw:g>
                  <svg:desc>Sheet1.G106:Sheet1.G106</svg:desc>
                </draw:g>
              </table:table-cell>
              <table:table-cell office:value-type="string">
                <text:p>Pmap() mit Batchsize</text:p>
                <draw:g>
                  <svg:desc>Sheet1.H106:Sheet1.H10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C107:Sheet1.C120</svg:desc>
                </draw:g>
              </table:table-cell>
              <table:table-cell office:value-type="float" office:value="1">
                <text:p>1</text:p>
                <draw:g>
                  <svg:desc>Sheet1.E107:Sheet1.E120</svg:desc>
                </draw:g>
              </table:table-cell>
              <table:table-cell office:value-type="float" office:value="1.00892857142857">
                <text:p>1.00892857142857</text:p>
                <draw:g>
                  <svg:desc>Sheet1.F107:Sheet1.F120</svg:desc>
                </draw:g>
              </table:table-cell>
              <table:table-cell office:value-type="float" office:value="0.991071428571429">
                <text:p>0.991071428571429</text:p>
                <draw:g>
                  <svg:desc>Sheet1.G107:Sheet1.G120</svg:desc>
                </draw:g>
              </table:table-cell>
              <table:table-cell office:value-type="float" office:value="1.02678571428571">
                <text:p>1.02678571428571</text:p>
                <draw:g>
                  <svg:desc>Sheet1.H107:Sheet1.H12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0892857142857">
                <text:p>1.00892857142857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17857142857143">
                <text:p>1.17857142857143</text:p>
              </table:table-cell>
              <table:table-cell office:value-type="float" office:value="1.04464285714286">
                <text:p>1.044642857142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63636363636364">
                <text:p>0.663636363636364</text:p>
              </table:table-cell>
              <table:table-cell office:value-type="float" office:value="0.663636363636364">
                <text:p>0.663636363636364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90909090909091">
                <text:p>0.590909090909091</text:p>
              </table:table-cell>
              <table:table-cell office:value-type="float" office:value="0.572727272727273">
                <text:p>0.572727272727273</text:p>
              </table:table-cell>
              <table:table-cell office:value-type="float" office:value="0.609090909090909">
                <text:p>0.609090909090909</text:p>
              </table:table-cell>
              <table:table-cell office:value-type="float" office:value="0.527272727272727">
                <text:p>0.5272727272727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545454545454546">
                <text:p>0.545454545454546</text:p>
              </table:table-cell>
              <table:table-cell office:value-type="float" office:value="0.327272727272727">
                <text:p>0.327272727272727</text:p>
              </table:table-cell>
              <table:table-cell office:value-type="float" office:value="0.281818181818182">
                <text:p>0.2818181818181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1428571428571">
                <text:p>0.821428571428571</text:p>
              </table:table-cell>
              <table:table-cell office:value-type="float" office:value="0.580357142857143">
                <text:p>0.580357142857143</text:p>
              </table:table-cell>
              <table:table-cell office:value-type="float" office:value="0.3125">
                <text:p>0.3125</text:p>
              </table:table-cell>
              <table:table-cell office:value-type="float" office:value="0.303571428571429">
                <text:p>0.3035714285714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63636363636364">
                <text:p>0.663636363636364</text:p>
              </table:table-cell>
              <table:table-cell office:value-type="float" office:value="0.645454545454545">
                <text:p>0.645454545454545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45454545454545">
                <text:p>0.3454545454545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12612612612613">
                <text:p>0.612612612612613</text:p>
              </table:table-cell>
              <table:table-cell office:value-type="float" office:value="0.693693693693694">
                <text:p>0.693693693693694</text:p>
              </table:table-cell>
              <table:table-cell office:value-type="float" office:value="0.306306306306306">
                <text:p>0.306306306306306</text:p>
              </table:table-cell>
              <table:table-cell office:value-type="float" office:value="0.351351351351351">
                <text:p>0.35135135135135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6">
                <text:p>0.6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54545454545455">
                <text:p>0.3545454545454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69642857142857">
                <text:p>0.669642857142857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303571428571429">
                <text:p>0.303571428571429</text:p>
              </table:table-cell>
              <table:table-cell office:value-type="float" office:value="0.348214285714286">
                <text:p>0.348214285714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627272727272727">
                <text:p>0.627272727272727</text:p>
              </table:table-cell>
              <table:table-cell office:value-type="float" office:value="0.3">
                <text:p>0.3</text:p>
              </table:table-cell>
              <table:table-cell office:value-type="float" office:value="0.345454545454545">
                <text:p>0.3454545454545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5454545454545">
                <text:p>0.745454545454545</text:p>
              </table:table-cell>
              <table:table-cell office:value-type="float" office:value="0.654545454545454">
                <text:p>0.654545454545454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45454545454545">
                <text:p>0.745454545454545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336363636363636">
                <text:p>0.33636363636363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1.02727272727273">
                <text:p>1.02727272727273</text:p>
              </table:table-cell>
              <table:table-cell office:value-type="float" office:value="0.309090909090909">
                <text:p>0.309090909090909</text:p>
              </table:table-cell>
              <table:table-cell office:value-type="float" office:value="0.318181818181818">
                <text:p>0.3181818181818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